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2</text:p>
      <text:p text:style-name="Standard">1]</text:p>
      <text:p text:style-name="Standard">select * from SUPLLIER order by CITY desc;</text:p>
      <text:p text:style-name="Standard">2]</text:p>
      <text:p text:style-name="Standard">select * from PARTS order by CITY;</text:p>
      <text:p text:style-name="Standard">select * from PARTS order by PNAME;</text:p>
      <text:p text:style-name="Standard">3]</text:p>
      <text:p text:style-name="Standard">select * from SUPLLIER where status between 10 and 20;</text:p>
      <text:p text:style-name="Standard">4]</text:p>
      <text:p text:style-name="Standard">select PNAME,WEIGHT from PARTS where WEIGHT not between 10 and 15;</text:p>
      <text:p text:style-name="Standard">5]</text:p>
      <text:p text:style-name="Standard">select * from PARTS where PNAME like 'S%';</text:p>
      <text:p text:style-name="Standard">6]</text:p>
      <text:p text:style-name="Standard">select * from SUPLLIER where CITY like 'L%';</text:p>
      <text:p text:style-name="Standard">7]</text:p>
      <text:p text:style-name="Standard">select * from PROJECTS where JNAME like '__n%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20:39:36.036632921</meta:creation-date>
    <dc:date>2020-07-20T20:40:50.786723031</dc:date>
    <meta:editing-duration>PT1M16S</meta:editing-duration>
    <meta:editing-cycles>1</meta:editing-cycles>
    <meta:document-statistic meta:table-count="0" meta:image-count="0" meta:object-count="0" meta:page-count="1" meta:paragraph-count="16" meta:word-count="75" meta:character-count="381" meta:non-whitespace-character-count="322"/>
    <meta:generator>LibreOffice/6.0.7.3$Linux_X86_64 LibreOffice_project/00m0$Build-3</meta:generator>
  </office:meta>
</office:document-meta>
</file>